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sfs10" svg:font-family="rsfs10" style:font-pitch="variable"/>
    <style:font-face style:name="rsfs101" svg:font-family="rsfs10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8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36cm"/>
    </style:style>
    <style:style style:name="P1" style:family="paragraph">
      <loext:graphic-properties draw:fill="none" draw:fill-color="#ffffff"/>
      <style:text-properties style:font-name="rsfs101" fo:font-size="32pt" fo:font-style="italic" fo:font-weight="normal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6pt" fo:font-style="italic" style:font-size-asian="18pt" style:font-size-complex="18pt"/>
    </style:style>
    <style:style style:name="T1" style:family="text">
      <style:text-properties style:font-name="rsfs101" fo:font-size="32pt" fo:font-style="italic" fo:font-weight="normal" style:font-size-asian="18pt" style:font-size-complex="18pt"/>
    </style:style>
    <style:style style:name="T2" style:family="text">
      <style:text-properties fo:font-size="16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27cm" svg:height="1.445cm" svg:x="6.95cm" svg:y="8.718cm">
          <draw:text-box>
            <text:p><text:span text:style-name="T1">M</text:span></text:p>
          </draw:text-box>
        </draw:frame>
        <draw:frame draw:style-name="gr1" draw:text-style-name="P1" xml:id="id2" draw:id="id2" draw:layer="layout" svg:width="1.27cm" svg:height="1.445cm" svg:x="12.243cm" svg:y="8.718cm">
          <draw:text-box>
            <text:p><text:span text:style-name="T1">T</text:span></text:p>
          </draw:text-box>
        </draw:frame>
        <draw:frame draw:style-name="gr1" draw:text-style-name="P1" xml:id="id3" draw:id="id3" draw:layer="layout" svg:width="1.27cm" svg:height="1.445cm" svg:x="17.505cm" svg:y="8.718cm">
          <draw:text-box>
            <text:p><text:span text:style-name="T1">E</text:span></text:p>
          </draw:text-box>
        </draw:frame>
        <draw:connector draw:style-name="gr2" draw:text-style-name="P2" draw:layer="layout" svg:x1="8.22cm" svg:y1="9.44cm" svg:x2="12.243cm" svg:y2="9.44cm" draw:start-shape="id1" draw:start-glue-point="1" draw:end-shape="id2" svg:d="M8220 9440h4023" svg:viewBox="0 0 4024 1">
          <text:p/>
        </draw:connector>
        <draw:connector draw:style-name="gr2" draw:text-style-name="P2" draw:layer="layout" svg:x1="13.513cm" svg:y1="9.44cm" svg:x2="17.505cm" svg:y2="9.44cm" draw:start-shape="id2" draw:start-glue-point="1" draw:end-shape="id3" draw:end-glue-point="3" svg:d="M13513 9440h3992" svg:viewBox="0 0 3993 1">
          <text:p/>
        </draw:connector>
        <draw:frame draw:style-name="gr3" draw:text-style-name="P3" draw:layer="layout" svg:width="2.542cm" svg:height="0.962cm" svg:x="6.586cm" svg:y="9.817cm">
          <draw:text-box>
            <text:p>models</text:p>
          </draw:text-box>
        </draw:frame>
        <draw:frame draw:style-name="gr4" draw:text-style-name="P3" draw:layer="layout" svg:width="2.157cm" svg:height="0.962cm" svg:x="11.995cm" svg:y="9.826cm">
          <draw:text-box>
            <text:p>topics</text:p>
          </draw:text-box>
        </draw:frame>
        <draw:frame draw:style-name="gr5" draw:text-style-name="P3" draw:layer="layout" svg:width="2.509cm" svg:height="0.962cm" svg:x="16.833cm" svg:y="9.826cm">
          <draw:text-box>
            <text:p>entities</text:p>
          </draw:text-box>
        </draw:frame>
        <draw:frame draw:style-name="gr6" draw:text-style-name="P4" draw:layer="layout" svg:width="2.352cm" svg:height="0.878cm" svg:x="14.169cm" svg:y="8.535cm">
          <draw:text-box>
            <text:p><text:span text:style-name="T2">encode</text:span></text:p>
          </draw:text-box>
        </draw:frame>
        <draw:frame draw:style-name="gr7" draw:text-style-name="P4" draw:layer="layout" svg:width="2.636cm" svg:height="0.878cm" svg:x="8.92cm" svg:y="8.535cm">
          <draw:text-box>
            <text:p><text:span text:style-name="T2">describ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sfs10" svg:font-family="rsfs10" style:font-pitch="variable"/>
    <style:font-face style:name="rsfs101" svg:font-family="rsfs10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4T08:51:52.394906733</meta:creation-date>
    <dc:date>2018-05-29T12:27:51.643974563</dc:date>
    <meta:editing-duration>PT8M20S</meta:editing-duration>
    <meta:editing-cycles>3</meta:editing-cycles>
    <meta:generator>LibreOffice/5.1.6.2$Linux_X86_64 LibreOffice_project/10m0$Build-2</meta:generator>
    <meta:document-statistic meta:object-count="10"/>
  </office:meta>
</office:document-meta>
</file>